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3cm" svg:height="1.971cm" svg:x="4cm" svg:y="2.029cm">
          <text:p text:style-name="P1"><text:span text:style-name="T1">RFID-</text:span></text:p>
          <text:p text:style-name="P1"><text:span text:style-name="T1">Access-</text:span></text:p>
          <text:p text:style-name="P1"><text:span text:style-name="T1">Control</text:span></text:p>
        </draw:rect>
        <draw:rect draw:style-name="gr1" draw:text-style-name="P2" xml:id="id1" draw:id="id1" draw:layer="layout" svg:width="2.3cm" svg:height="2cm" svg:x="4cm" svg:y="5cm">
          <text:p text:style-name="P1"><text:span text:style-name="T1">Access-</text:span></text:p>
          <text:p text:style-name="P1"><text:span text:style-name="T1">Control-</text:span></text:p>
          <text:p text:style-name="P1"><text:span text:style-name="T1">Schaltbox</text:span></text:p>
        </draw:rect>
        <draw:connector draw:style-name="gr2" draw:text-style-name="P1" xml:id="id5" draw:id="id5" draw:layer="layout" svg:x1="4cm" svg:y1="6cm" svg:x2="2.8cm" svg:y2="6cm" draw:start-shape="id1" draw:start-glue-point="3" draw:end-shape="id2" draw:end-glue-point="1" svg:d="M4000 6000h-1200">
          <text:p/>
        </draw:connector>
        <draw:rect draw:style-name="gr3" draw:text-style-name="P2" xml:id="id2" draw:id="id2" draw:layer="layout" svg:width="1.4cm" svg:height="0.6cm" svg:x="1.4cm" svg:y="5.7cm">
          <text:p text:style-name="P1"><text:span text:style-name="T1">230V</text:span><text:span text:style-name="T2">~</text:span></text:p>
        </draw:rect>
        <draw:connector draw:style-name="gr2" draw:text-style-name="P1" draw:layer="layout" svg:x1="5.15cm" svg:y1="4cm" svg:x2="5.15cm" svg:y2="5cm" draw:start-shape="id3" draw:end-shape="id1" draw:end-glue-point="0" svg:d="M5150 4000v1000">
          <text:p/>
        </draw:connector>
        <draw:rect draw:style-name="gr1" draw:text-style-name="P3" xml:id="id4" draw:id="id4" draw:layer="layout" svg:width="1.6cm" svg:height="1cm" svg:x="4cm" svg:y="8cm">
          <text:p text:style-name="P1"><text:span text:style-name="T3">Steckdose</text:span></text:p>
        </draw:rect>
        <draw:connector draw:style-name="gr2" draw:text-style-name="P1" draw:layer="layout" svg:x1="4cm" svg:y1="8.5cm" svg:x2="3.4cm" svg:y2="6cm" draw:start-shape="id4" draw:start-glue-point="3" draw:end-shape="id5" draw:end-glue-point="0" svg:d="M4000 8500h-600v-2500">
          <text:p/>
        </draw:connector>
        <draw:rect draw:style-name="gr1" draw:text-style-name="P2" xml:id="id14" draw:id="id14" draw:layer="layout" svg:width="2.4cm" svg:height="5.4cm" svg:x="15cm" svg:y="8.5cm">
          <draw:glue-point draw:id="4" svg:x="5cm" svg:y="-4.074cm"/>
          <draw:glue-point draw:id="5" svg:x="5cm" svg:y="-2.222cm"/>
          <draw:glue-point draw:id="6" svg:x="5.004cm" svg:y="1.111cm"/>
          <draw:glue-point draw:id="7" svg:x="5cm" svg:y="-1.296cm"/>
          <text:p text:style-name="P1"><text:span text:style-name="T1">CNC-Shield</text:span></text:p>
        </draw:rect>
        <draw:rect draw:style-name="gr1" draw:text-style-name="P2" xml:id="id7" draw:id="id7" draw:layer="layout" svg:width="1.5cm" svg:height="1cm" svg:x="8.5cm" svg:y="4cm">
          <text:p text:style-name="P1"><text:span text:style-name="T1">Haupt-</text:span></text:p>
          <text:p text:style-name="P1"><text:span text:style-name="T1">netzteil</text:span></text:p>
        </draw:rect>
        <draw:rect draw:style-name="gr1" draw:text-style-name="P2" xml:id="id12" draw:id="id12" draw:layer="layout" svg:width="2.4cm" svg:height="2cm" svg:x="15cm" svg:y="1.5cm">
          <text:p text:style-name="P1"><text:span text:style-name="T1">PC</text:span></text:p>
        </draw:rect>
        <draw:rect draw:style-name="gr1" draw:text-style-name="P2" xml:id="id13" draw:id="id13" draw:layer="layout" svg:width="2.4cm" svg:height="2cm" svg:x="15cm" svg:y="6cm">
          <text:p text:style-name="P1"><text:span text:style-name="T1">Arduino-</text:span></text:p>
          <text:p text:style-name="P1"><text:span text:style-name="T1">Uno</text:span></text:p>
          <text:p text:style-name="P1"><text:span text:style-name="T1"/></text:p>
        </draw:rect>
        <draw:rect draw:style-name="gr1" draw:text-style-name="P2" xml:id="id6" draw:id="id6" draw:layer="layout" svg:width="1.5cm" svg:height="1cm" svg:x="8.5cm" svg:y="6cm">
          <text:p text:style-name="P1"><text:span text:style-name="T1">Stecker-</text:span></text:p>
          <text:p text:style-name="P1"><text:span text:style-name="T1">netzteil</text:span></text:p>
        </draw:rect>
        <draw:connector draw:style-name="gr2" draw:text-style-name="P1" xml:id="id8" draw:id="id8" draw:layer="layout" svg:x1="8.5cm" svg:y1="6.5cm" svg:x2="6.3cm" svg:y2="6cm" draw:start-shape="id6" draw:start-glue-point="3" draw:end-shape="id1" svg:d="M8500 6500h-1100v-500h-1100">
          <text:p/>
        </draw:connector>
        <draw:connector draw:style-name="gr2" draw:text-style-name="P1" draw:layer="layout" svg:x1="8.5cm" svg:y1="4.5cm" svg:x2="7.4cm" svg:y2="6.25cm" draw:start-shape="id7" draw:start-glue-point="3" draw:end-shape="id8" draw:end-glue-point="0" svg:d="M8500 4500h-1100v1750">
          <text:p/>
        </draw:connector>
        <draw:rect draw:style-name="gr3" draw:text-style-name="P2" xml:id="id10" draw:id="id10" draw:layer="layout" svg:width="1.4cm" svg:height="0.6cm" svg:x="10.7cm" svg:y="4.2cm">
          <text:p text:style-name="P1"><text:span text:style-name="T1">12V=</text:span></text:p>
        </draw:rect>
        <draw:rect draw:style-name="gr3" draw:text-style-name="P2" xml:id="id9" draw:id="id9" draw:layer="layout" svg:width="1.4cm" svg:height="0.6cm" svg:x="10.7cm" svg:y="6.2cm">
          <text:p text:style-name="P1"><text:span text:style-name="T1">5V=</text:span></text:p>
        </draw:rect>
        <draw:connector draw:style-name="gr2" draw:text-style-name="P1" draw:layer="layout" svg:x1="10cm" svg:y1="6.5cm" svg:x2="10.7cm" svg:y2="6.5cm" draw:start-shape="id6" draw:start-glue-point="1" draw:end-shape="id9" draw:end-glue-point="3" svg:d="M10000 6500h700">
          <text:p/>
        </draw:connector>
        <draw:connector draw:style-name="gr2" draw:text-style-name="P1" draw:layer="layout" svg:x1="10.7cm" svg:y1="4.5cm" svg:x2="10cm" svg:y2="4.5cm" draw:start-shape="id10" draw:start-glue-point="3" draw:end-shape="id7" draw:end-glue-point="1" svg:d="M10700 4500h-700">
          <text:p/>
        </draw:connector>
        <draw:rect draw:style-name="gr3" draw:text-style-name="P2" xml:id="id11" draw:id="id11" draw:layer="layout" svg:width="1.4cm" svg:height="0.6cm" svg:x="15.5cm" svg:y="4cm">
          <text:p text:style-name="P1"><text:span text:style-name="T1">USB</text:span></text:p>
        </draw:rect>
        <draw:connector draw:style-name="gr2" draw:text-style-name="P1" draw:layer="layout" svg:x1="16.2cm" svg:y1="4cm" svg:x2="16.2cm" svg:y2="3.5cm" draw:start-shape="id11" draw:start-glue-point="0" draw:end-shape="id12" draw:end-glue-point="2" svg:d="M16200 4000v-500">
          <text:p/>
        </draw:connector>
        <draw:connector draw:style-name="gr2" draw:text-style-name="P1" draw:layer="layout" svg:x1="16.2cm" svg:y1="4.6cm" svg:x2="16.2cm" svg:y2="6cm" draw:start-shape="id11" draw:start-glue-point="2" draw:end-shape="id13" draw:end-glue-point="0" svg:d="M16200 4600v1400">
          <text:p/>
        </draw:connector>
        <draw:connector draw:style-name="gr2" draw:text-style-name="P1" draw:layer="layout" svg:x1="16.2cm" svg:y1="8cm" svg:x2="16.2cm" svg:y2="8.5cm" draw:start-shape="id13" draw:start-glue-point="2" draw:end-shape="id14" draw:end-glue-point="0" svg:d="M16200 8000v500">
          <text:p/>
        </draw:connector>
        <draw:rect draw:style-name="gr1" draw:text-style-name="P2" xml:id="id20" draw:id="id20" draw:layer="layout" svg:width="2.4cm" svg:height="2cm" svg:x="15cm" svg:y="15.8cm">
          <text:p text:style-name="P1"><text:span text:style-name="T1">Optokoppler</text:span></text:p>
        </draw:rect>
        <draw:rect draw:style-name="gr1" draw:text-style-name="P2" xml:id="id16" draw:id="id16" draw:layer="layout" svg:width="2.2cm" svg:height="1cm" svg:x="8.3cm" svg:y="11.7cm">
          <text:p text:style-name="P1"><text:span text:style-name="T1">7 Front-</text:span></text:p>
          <text:p text:style-name="P1"><text:span text:style-name="T1">lüfter</text:span></text:p>
        </draw:rect>
        <draw:rect draw:style-name="gr3" draw:text-style-name="P2" xml:id="id15" draw:id="id15" draw:layer="layout" svg:width="1.4cm" svg:height="0.6cm" svg:x="4.6cm" svg:y="11.9cm">
          <text:p text:style-name="P1"><text:span text:style-name="T1">12V=</text:span></text:p>
        </draw:rect>
        <draw:connector draw:style-name="gr2" draw:text-style-name="P1" xml:id="id18" draw:id="id18" draw:layer="layout" svg:x1="6cm" svg:y1="12.2cm" svg:x2="8.3cm" svg:y2="12.2cm" draw:start-shape="id15" draw:start-glue-point="1" draw:end-shape="id16" draw:end-glue-point="3" svg:d="M6000 12200h2300">
          <text:p/>
        </draw:connector>
        <draw:rect draw:style-name="gr1" draw:text-style-name="P2" xml:id="id17" draw:id="id17" draw:layer="layout" svg:width="2.2cm" svg:height="1cm" svg:x="8.3cm" svg:y="13.3cm">
          <text:p text:style-name="P1"><text:span text:style-name="T1">2 rückseitige</text:span></text:p>
          <text:p text:style-name="P1"><text:span text:style-name="T1">Lüfter</text:span></text:p>
        </draw:rect>
        <draw:connector draw:style-name="gr2" draw:text-style-name="P1" draw:layer="layout" svg:x1="8.3cm" svg:y1="13.8cm" svg:x2="7.15cm" svg:y2="12.2cm" draw:start-shape="id17" draw:start-glue-point="3" draw:end-shape="id18" draw:end-glue-point="0" svg:d="M8300 13800h-1150v-1600">
          <text:p/>
        </draw:connector>
        <draw:rect draw:style-name="gr3" draw:text-style-name="P2" xml:id="id19" draw:id="id19" draw:layer="layout" svg:width="1.4cm" svg:height="0.6cm" svg:x="12.8cm" svg:y="16.5cm">
          <text:p text:style-name="P1"><text:span text:style-name="T1">5V=</text:span></text:p>
        </draw:rect>
        <draw:connector draw:style-name="gr2" draw:text-style-name="P1" draw:layer="layout" svg:x1="14.2cm" svg:y1="16.8cm" svg:x2="15cm" svg:y2="16.8cm" draw:start-shape="id19" draw:start-glue-point="1" draw:end-shape="id20" draw:end-glue-point="3" svg:d="M14200 16800h800">
          <text:p/>
        </draw:connector>
        <draw:connector draw:style-name="gr2" draw:text-style-name="P1" draw:layer="layout" svg:x1="16.2cm" svg:y1="13.9cm" svg:x2="16.2cm" svg:y2="15.8cm" draw:start-shape="id14" draw:start-glue-point="2" draw:end-shape="id20" svg:d="M16200 13900v1900">
          <text:p/>
        </draw:connector>
        <draw:rect draw:style-name="gr1" draw:text-style-name="P2" xml:id="id22" draw:id="id22" draw:layer="layout" svg:width="2.3cm" svg:height="1.5cm" svg:x="22cm" svg:y="2.6cm">
          <draw:glue-point draw:id="4" svg:x="-5cm" svg:y="3cm"/>
          <text:p text:style-name="P1"><text:span text:style-name="T1">Laser</text:span></text:p>
        </draw:rect>
        <draw:rect draw:style-name="gr1" draw:text-style-name="P2" draw:layer="layout" svg:width="4.7cm" svg:height="0.7cm" svg:x="22cm" svg:y="11.6cm">
          <text:p text:style-name="P1"><text:span text:style-name="T1">Endschalter</text:span></text:p>
        </draw:rect>
        <draw:rect draw:style-name="gr1" draw:text-style-name="P2" draw:layer="layout" svg:width="4.7cm" svg:height="0.7cm" svg:x="22cm" svg:y="12.54cm">
          <text:p text:style-name="P1"><text:span text:style-name="T1">Endschalter</text:span></text:p>
        </draw:rect>
        <draw:rect draw:style-name="gr1" draw:text-style-name="P2" draw:layer="layout" svg:width="4.7cm" svg:height="0.7cm" svg:x="22cm" svg:y="13.481cm">
          <text:p text:style-name="P1"><text:span text:style-name="T1">Endschalter</text:span></text:p>
        </draw:rect>
        <draw:rect draw:style-name="gr1" draw:text-style-name="P2" draw:layer="layout" svg:width="4.7cm" svg:height="0.7cm" svg:x="22cm" svg:y="14.421cm">
          <text:p text:style-name="P1"><text:span text:style-name="T1">Endschalter</text:span></text:p>
        </draw:rect>
        <draw:rect draw:style-name="gr1" draw:text-style-name="P2" draw:layer="layout" svg:width="4.7cm" svg:height="0.7cm" svg:x="22cm" svg:y="15.362cm">
          <text:p text:style-name="P1"><text:span text:style-name="T1">Endschalter</text:span></text:p>
        </draw:rect>
        <draw:rect draw:style-name="gr1" draw:text-style-name="P2" draw:layer="layout" svg:width="4.7cm" svg:height="0.7cm" svg:x="22cm" svg:y="16.3cm">
          <text:p text:style-name="P1"><text:span text:style-name="T1">Endschalter</text:span></text:p>
        </draw:rect>
        <draw:rect draw:style-name="gr1" draw:text-style-name="P2" xml:id="id24" draw:id="id24" draw:layer="layout" svg:width="3cm" svg:height="1.5cm" svg:x="22cm" svg:y="7.351cm">
          <text:p text:style-name="P1"><text:span text:style-name="T1">Schrittmotor</text:span></text:p>
          <text:p text:style-name="P1"><text:span text:style-name="T1">Y-Achse</text:span></text:p>
          <text:p text:style-name="P1"><text:span text:style-name="T1">rechts</text:span></text:p>
        </draw:rect>
        <draw:rect draw:style-name="gr1" draw:text-style-name="P2" xml:id="id25" draw:id="id25" draw:layer="layout" svg:width="3cm" svg:height="1.5cm" svg:x="22cm" svg:y="5.6cm">
          <text:p text:style-name="P1"><text:span text:style-name="T1">Schrittmotor</text:span></text:p>
          <text:p text:style-name="P1"><text:span text:style-name="T1">X-Achse (seitliche</text:span></text:p>
          <text:p text:style-name="P1"><text:span text:style-name="T1"><text:s/></text:span><text:span text:style-name="T1">Bewegeung)</text:span></text:p>
        </draw:rect>
        <draw:rect draw:style-name="gr1" draw:text-style-name="P2" xml:id="id23" draw:id="id23" draw:layer="layout" svg:width="3cm" svg:height="1.5cm" svg:x="22cm" svg:y="9.1cm">
          <text:p text:style-name="P1"><text:span text:style-name="T1">Schrittmotor</text:span></text:p>
          <text:p text:style-name="P1"><text:span text:style-name="T1">Y-Achse </text:span></text:p>
          <text:p text:style-name="P1"><text:span text:style-name="T1">links</text:span></text:p>
        </draw:rect>
        <draw:rect draw:style-name="gr1" draw:text-style-name="P2" draw:layer="layout" svg:width="4.7cm" svg:height="0.7cm" svg:x="22cm" svg:y="17.6cm">
          <text:p text:style-name="P1"><text:span text:style-name="T1">Deckelschalter</text:span></text:p>
        </draw:rect>
        <draw:rect draw:style-name="gr3" draw:text-style-name="P2" xml:id="id21" draw:id="id21" draw:layer="layout" svg:width="1.4cm" svg:height="0.6cm" svg:x="19.7cm" svg:y="2.6cm">
          <text:p text:style-name="P1"><text:span text:style-name="T1">12V=</text:span></text:p>
        </draw:rect>
        <draw:connector draw:style-name="gr2" draw:text-style-name="P1" draw:layer="layout" svg:x1="21.1cm" svg:y1="2.9cm" svg:x2="22cm" svg:y2="3.35cm" draw:start-shape="id21" draw:start-glue-point="1" draw:end-shape="id22" draw:end-glue-point="3" svg:d="M21100 2900h450v450h450">
          <text:p/>
        </draw:connector>
        <draw:connector draw:style-name="gr2" draw:text-style-name="P1" draw:layer="layout" draw:line-skew="-1.5cm" svg:x1="22cm" svg:y1="3.8cm" svg:x2="17.4cm" svg:y2="9.001cm" draw:start-shape="id22" draw:start-glue-point="4" draw:end-shape="id14" draw:end-glue-point="4" svg:d="M22000 3800h-3800v5201h-800">
          <text:p/>
        </draw:connector>
        <draw:connector draw:style-name="gr2" draw:text-style-name="P1" draw:layer="layout" draw:line-skew="0.7cm" svg:x1="22cm" svg:y1="9.85cm" svg:x2="17.4cm" svg:y2="11.2cm" draw:start-shape="id23" draw:start-glue-point="3" draw:end-shape="id14" draw:end-glue-point="1" svg:d="M22000 9850h-1600v1350h-3000">
          <text:p/>
        </draw:connector>
        <draw:connector draw:style-name="gr2" draw:text-style-name="P1" draw:layer="layout" draw:line-skew="0.2cm" svg:x1="22cm" svg:y1="8.101cm" svg:x2="17.4cm" svg:y2="10.501cm" draw:start-shape="id24" draw:start-glue-point="3" draw:end-shape="id14" draw:end-glue-point="7" svg:d="M22000 8101h-2100v2400h-2500">
          <text:p/>
        </draw:connector>
        <draw:connector draw:style-name="gr2" draw:text-style-name="P1" draw:layer="layout" draw:line-skew="-0.5cm" svg:x1="22cm" svg:y1="6.35cm" svg:x2="17.4cm" svg:y2="10.001cm" draw:start-shape="id25" draw:start-glue-point="3" draw:end-shape="id14" draw:end-glue-point="5" svg:d="M22000 6350h-2800v3651h-1800">
          <text:p/>
        </draw:connector>
        <draw:rect draw:style-name="gr3" draw:text-style-name="P4" draw:layer="layout" svg:width="6.9cm" svg:height="4cm" svg:x="1cm" svg:y="16cm">
          <text:p text:style-name="P1"><text:span text:style-name="T4">15W-Lasercutter &amp; -engraver</text:span></text:p>
          <text:p text:style-name="P1"><text:span text:style-name="T4"/></text:p>
          <text:p text:style-name="P1"><text:span text:style-name="T4">Dokument in Bearbeitung</text:span></text:p>
          <text:p text:style-name="P1"><text:span text:style-name="T4">nicht geprüft!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12:14:13.35</meta:creation-date>
    <dc:date>2019-02-24T14:04:36.44</dc:date>
    <meta:editing-duration>PT13M17S</meta:editing-duration>
    <meta:editing-cycles>2</meta:editing-cycles>
    <meta:generator>OpenOffice/4.1.1$Win32 OpenOffice.org_project/411m6$Build-9775</meta:generator>
    <meta:document-statistic meta:object-count="49"/>
  </office:meta>
</office:document-meta>
</file>